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5ECBE48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20.319cm" svg:x="0.454cm" svg:y="0.341cm">
          <draw:image xlink:href="Pictures/1000020100000400000003005ECBE486.png" xlink:type="simple" xlink:show="embed" xlink:actuate="onLoad">
            <text:p/>
          </draw:image>
        </draw:frame>
        <draw:custom-shape draw:style-name="gr2" draw:text-style-name="P1" xml:id="id2" draw:id="id2" draw:layer="controls" svg:width="0.8cm" svg:height="0.7cm" svg:x="12.8cm" svg:y="1.6cm">
          <text:p/>
          <draw:enhanced-geometry svg:viewBox="0 0 21600 21600" draw:type="rectangle" draw:enhanced-path="M 0 0 L 21600 0 21600 21600 0 21600 0 0 Z N"/>
        </draw:custom-shape>
        <draw:frame draw:style-name="gr3" xml:id="id1" draw:id="id1" draw:layer="controls" svg:width="9.248cm" svg:height="1.013cm" svg:x="14.2cm" svg:y="4.7cm">
          <draw:text-box>
            <text:p>❶[やり直し]ボタンを押します</text:p>
          </draw:text-box>
        </draw:frame>
        <draw:connector draw:style-name="gr4" draw:text-style-name="P1" draw:layer="controls" svg:x1="14.2cm" svg:y1="5.206cm" svg:x2="13.2cm" svg:y2="2.3cm" draw:start-shape="id1" draw:start-glue-point="3" draw:end-shape="id2" draw:end-glue-point="2" svg:d="M14200 5206h-1000v-2906" svg:viewBox="0 0 1001 2907">
          <text:p/>
        </draw:connector>
        <draw:custom-shape draw:style-name="gr5" draw:text-style-name="P1" xml:id="id4" draw:id="id4" draw:layer="controls" svg:width="0.7cm" svg:height="0.7cm" svg:x="6.4cm" svg:y="13.289cm">
          <text:p/>
          <draw:enhanced-geometry svg:viewBox="0 0 21600 21600" draw:type="rectangle" draw:enhanced-path="M 0 0 L 21600 0 21600 21600 0 21600 0 0 Z N"/>
        </draw:custom-shape>
        <draw:frame draw:style-name="gr6" xml:id="id3" draw:id="id3" draw:layer="controls" svg:width="10.662cm" svg:height="1.521cm" svg:x="13.7cm" svg:y="12.879cm">
          <draw:text-box>
            <text:p>❷「お申し込みとお問い合わせ」が</text:p>
            <text:p>　　切り取られた状態になりました</text:p>
          </draw:text-box>
        </draw:frame>
        <draw:connector draw:style-name="gr7" draw:text-style-name="P1" draw:layer="controls" draw:type="line" svg:x1="13.7cm" svg:y1="13.639cm" svg:x2="7.1cm" svg:y2="13.639cm" draw:start-shape="id3" draw:start-glue-point="3" draw:end-shape="id4" draw:end-glue-point="1" svg:d="M13700 13639h-6600" svg:viewBox="0 0 66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5:07:04.832999818</meta:creation-date>
    <meta:editing-duration>PT4M55S</meta:editing-duration>
    <meta:editing-cycles>2</meta:editing-cycles>
    <meta:generator>LibreOffice/4.3.3.2$Linux_X86_64 LibreOffice_project/430m0$Build-2</meta:generator>
    <dc:title>screenshot-template</dc:title>
    <meta:initial-creator>NOGATA Jun</meta:initial-creator>
    <dc:date>2014-11-25T15:11:59.581038697</dc:date>
    <dc:creator>NOGATA Jun</dc:creator>
    <meta:document-statistic meta:object-count="7"/>
    <meta:template xlink:type="simple" xlink:actuate="onRequest" xlink:title="screenshot-template" xlink:href="../../../../.config/libreoffice/4/user/template/screenshot-template.otg" meta:date="2014-11-25T15:07:04.675713706"/>
  </office:meta>
</office:document-meta>
</file>